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9e7c" officeooo:paragraph-rsid="000f9e7c" style:language-asian="zh" style:country-asian="CN"/>
    </style:style>
    <style:style style:name="P2" style:family="paragraph" style:parent-style-name="Standard">
      <style:text-properties officeooo:rsid="00105f42" officeooo:paragraph-rsid="00105f42" style:language-asian="zh" style:country-asian="CN"/>
    </style:style>
    <style:style style:name="P3" style:family="paragraph" style:parent-style-name="Standard">
      <style:text-properties officeooo:rsid="0010608b" officeooo:paragraph-rsid="0010608b" style:language-asian="zh" style:country-asian="CN"/>
    </style:style>
    <style:style style:name="P4" style:family="paragraph" style:parent-style-name="Standard">
      <style:text-properties officeooo:rsid="00115f96" officeooo:paragraph-rsid="00115f96" style:language-asian="zh" style:country-asian="CN"/>
    </style:style>
    <style:style style:name="P5" style:family="paragraph" style:parent-style-name="Standard">
      <style:text-properties fo:font-size="22pt" fo:font-weight="bold" officeooo:rsid="000f9e7c" officeooo:paragraph-rsid="000f9e7c" style:font-size-asian="22pt" style:language-asian="zh" style:country-asian="CN" style:font-weight-asian="bold" style:font-size-complex="22pt" style:font-weight-complex="bold"/>
    </style:style>
    <style:style style:name="P6" style:family="paragraph" style:parent-style-name="Standard">
      <style:text-properties fo:font-size="16pt" fo:font-weight="bold" officeooo:rsid="00115f96" officeooo:paragraph-rsid="00115f96" style:font-size-asian="16pt" style:language-asian="zh" style:country-asian="CN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119636" officeooo:paragraph-rsid="00119636" style:font-size-asian="16pt" style:language-asian="zh" style:country-asian="CN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12d69d" officeooo:paragraph-rsid="0012d69d" style:font-size-asian="16pt" style:language-asian="zh" style:country-asian="CN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rsid="0014731d" officeooo:paragraph-rsid="0014731d" style:font-size-asian="16pt" style:language-asian="zh" style:country-asian="CN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officeooo:rsid="0014731d" officeooo:paragraph-rsid="00191664" style:font-size-asian="16pt" style:language-asian="zh" style:country-asian="CN" style:font-weight-asian="bold" style:font-size-complex="16pt" style:font-weight-complex="bold"/>
    </style:style>
    <style:style style:name="P11" style:family="paragraph" style:parent-style-name="Standard">
      <style:text-properties fo:font-size="16pt" fo:font-weight="bold" officeooo:rsid="00150560" officeooo:paragraph-rsid="00150560" style:font-size-asian="16pt" style:language-asian="zh" style:country-asian="CN" style:font-weight-asian="bold" style:font-size-complex="16pt" style:font-weight-complex="bold"/>
    </style:style>
    <style:style style:name="P12" style:family="paragraph" style:parent-style-name="Standard">
      <style:text-properties fo:font-size="15pt" officeooo:rsid="00115f96" officeooo:paragraph-rsid="00115f96" style:font-size-asian="15pt" style:language-asian="zh" style:country-asian="CN" style:font-size-complex="15pt"/>
    </style:style>
    <style:style style:name="P13" style:family="paragraph" style:parent-style-name="Standard">
      <style:text-properties fo:font-size="15pt" officeooo:rsid="00119636" officeooo:paragraph-rsid="00119636" style:font-size-asian="15pt" style:language-asian="zh" style:country-asian="CN" style:font-size-complex="15pt"/>
    </style:style>
    <style:style style:name="P14" style:family="paragraph" style:parent-style-name="Standard">
      <style:text-properties fo:font-size="15pt" fo:font-weight="bold" officeooo:rsid="00115f96" officeooo:paragraph-rsid="00115f96" style:font-size-asian="15pt" style:language-asian="zh" style:country-asian="CN" style:font-weight-asian="bold" style:font-size-complex="15pt" style:font-weight-complex="bold"/>
    </style:style>
    <style:style style:name="P15" style:family="paragraph" style:parent-style-name="Standard">
      <style:text-properties fo:color="#ff0000" fo:font-size="16pt" fo:font-weight="bold" officeooo:rsid="0014731d" officeooo:paragraph-rsid="0014731d" style:font-size-asian="16pt" style:language-asian="zh" style:country-asian="CN" style:font-weight-asian="bold" style:font-size-complex="16pt" style:font-weight-complex="bold"/>
    </style:style>
    <style:style style:name="P16" style:family="paragraph" style:parent-style-name="Standard">
      <style:text-properties fo:color="#ff0000" fo:font-size="16pt" fo:font-weight="bold" officeooo:rsid="0014731d" officeooo:paragraph-rsid="001b064c" style:font-size-asian="16pt" style:language-asian="zh" style:country-asian="CN" style:font-weight-asian="bold" style:font-size-complex="16pt" style:font-weight-complex="bold"/>
    </style:style>
    <style:style style:name="P17" style:family="paragraph" style:parent-style-name="Standard">
      <style:text-properties fo:color="#ff0000" fo:font-weight="bold" officeooo:rsid="0010608b" officeooo:paragraph-rsid="0010608b" style:language-asian="zh" style:country-asian="CN" style:font-weight-asian="bold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1b92df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92df" style:font-weight-asian="bold" style:font-weight-complex="bold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color="#ff0000"/>
    </style:style>
    <style:style style:name="T7" style:family="text">
      <style:text-properties fo:color="#ff0000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ff0000" officeooo:rsid="00191664"/>
    </style:style>
    <style:style style:name="T9" style:family="text">
      <style:text-properties officeooo:rsid="001b064c"/>
    </style:style>
    <style:style style:name="T10" style:family="text">
      <style:text-properties officeooo:rsid="001b92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<text:span text:style-name="T10">a</text:span>p</text:p>
      <text:p text:style-name="P1">我们可以通过key的值来获得相应的值，将键映射到值的对象，一个映射不能包含重复的键：每个键最多只能映射到一个值，键只允许有一个空值，值可以有多个空值。</text:p>
      <text:p text:style-name="P2">M<text:span text:style-name="T10">a</text:span>p集合与Collection集合的区别？</text:p>
      <text:p text:style-name="P2">1，M<text:span text:style-name="T10">a</text:span>p集合是键值对的集合，Collection是单一出现的数据的集合</text:p>
      <text:p text:style-name="P2">2，M<text:span text:style-name="T10">a</text:span>p的键唯一的，而Collection的子接口List集合中的元素是可以重复的，Set是唯一的</text:p>
      <text:p text:style-name="P2">3，M<text:span text:style-name="T10">a</text:span>p是夫妻对，Collection是光棍</text:p>
      <text:p text:style-name="P17">M<text:span text:style-name="T10">a</text:span>p的特点：</text:p>
      <text:p text:style-name="P3">1,数据成对出现</text:p>
      <text:p text:style-name="P3">2，数据的键是唯一的</text:p>
      <text:p text:style-name="P3">3，一键只能对应一个值</text:p>
      <text:p text:style-name="P3">4，值可以重复</text:p>
      <text:p text:style-name="P3">5，键允许有一个为空，值可以多个是空</text:p>
      <text:p text:style-name="P3"/>
      <text:p text:style-name="P6">//定义M<text:span text:style-name="T10">a</text:span>p</text:p>
      <text:p text:style-name="P6">语法：</text:p>
      <text:p text:style-name="P6">M<text:span text:style-name="T10">a</text:span>p&lt;key(键),泛型&gt;变量名=new HashM<text:span text:style-name="T10">a</text:span>p&lt;key(键),与前面的泛型&gt;();</text:p>
      <text:p text:style-name="P7">key键=值;</text:p>
      <text:p text:style-name="P6">Map&lt;String,String&gt; m=new HashMap&lt;String,String&gt;();</text:p>
      <text:p text:style-name="P4"><text:span text:style-name="T7">put</text:span><text:span text:style-name="T1">放入键值对</text:span></text:p>
      <text:p text:style-name="P4"><text:tab/><text:tab/><text:span text:style-name="T5">m.put("鼓上骚", "时迁");</text:span></text:p>
      <text:p text:style-name="P12"><text:tab/><text:tab/>m.put("行者", "武松");</text:p>
      <text:p text:style-name="P12"><text:tab/><text:tab/>//Mep的键是不能重复的</text:p>
      <text:p text:style-name="P12"><text:tab/><text:tab/>//m.put("行者", "武空");</text:p>
      <text:p text:style-name="P12"><text:tab/><text:tab/>m.put("及时雨", "宋江");</text:p>
      <text:p text:style-name="P12"><text:tab/><text:tab/>m.put("呼保义", "宋江");</text:p>
      <text:p text:style-name="P12"><text:tab/><text:tab/><text:span text:style-name="T3">//可有一个键为空</text:span></text:p>
      <text:p text:style-name="P12"><text:tab/><text:tab/>m.put(null, "无用");</text:p>
      <text:p text:style-name="P12"><text:tab/><text:tab/><text:span text:style-name="T3">//值可以有多个空</text:span></text:p>
      <text:p text:style-name="P12"><text:s text:c="8"/>m.put("a", null);</text:p>
      <text:p text:style-name="P12"><text:s text:c="8"/>m.put("b", null);</text:p>
      <text:p text:style-name="P12"><text:s text:c="4"/></text:p>
      <text:p text:style-name="P12"><text:tab/><text:tab/>System.out.println(m);</text:p>
      <text:p text:style-name="P12"><text:s text:c="7"/><text:span text:style-name="T3"><text:s/>//定义另一个M</text:span><text:span text:style-name="T4">a</text:span><text:span text:style-name="T3">p，泛型要一致</text:span></text:p>
      <text:p text:style-name="P12"><text:tab/><text:tab/>Map&lt;String,String&gt; m1=new HashMap&lt;String,String&gt;();</text:p>
      <text:p text:style-name="P12"><text:tab/><text:tab/>m1.put("暴君", "秦始皇");</text:p>
      <text:p text:style-name="P12"><text:tab/><text:tab/>m1.put("浪里小白龙", "赵云");</text:p>
      <text:p text:style-name="P4"><text:span text:style-name="T7">putAll</text:span><text:span text:style-name="T1">把一个M</text:span><text:span text:style-name="T2">a</text:span><text:span text:style-name="T1">p内容加到另一个M</text:span><text:span text:style-name="T2">a</text:span><text:span text:style-name="T1">p集合中</text:span></text:p>
      <text:p text:style-name="P4"><text:tab/><text:span text:style-name="T5"><text:tab/>m.putAll(m1);</text:span></text:p>
      <text:p text:style-name="P12"><text:tab/><text:tab/>System.out.println(m);</text:p>
      <text:p text:style-name="P4"><text:span text:style-name="T7">clear</text:span><text:span text:style-name="T1">清空M</text:span><text:span text:style-name="T2">a</text:span><text:span text:style-name="T1">p集合</text:span></text:p>
      <text:p text:style-name="P4"><text:tab/><text:tab/><text:span text:style-name="T5">//m.clear();</text:span></text:p>
      <text:p text:style-name="P12"><text:tab/><text:tab/>//System.out.println(m);</text:p>
      <text:p text:style-name="P4"><text:soft-page-break/><text:span text:style-name="T7">remove</text:span><text:span text:style-name="T1">根据key来删除一个键的值</text:span></text:p>
      <text:p text:style-name="P4"><text:tab/><text:tab/><text:span text:style-name="T5">m.remove("a");</text:span></text:p>
      <text:p text:style-name="P12"><text:tab/><text:tab/>System.out.println(m);</text:p>
      <text:p text:style-name="P4"><text:span text:style-name="T7">get</text:span><text:span text:style-name="T1">根据指定的key(键)来获得对应的值,获得的值要对应的泛型来接收</text:span></text:p>
      <text:p text:style-name="P8">如果没有相应的key返回为空</text:p>
      <text:p text:style-name="P4"><text:tab/><text:tab/><text:span text:style-name="T5">String e=m.get("暴君");</text:span></text:p>
      <text:p text:style-name="P12"><text:tab/><text:tab/>System.out.println(e);</text:p>
      <text:p text:style-name="P4"><text:span text:style-name="T7">keySet</text:span><text:span text:style-name="T1">拿到M</text:span><text:span text:style-name="T2">a</text:span><text:span text:style-name="T1">p集合中所有的key(键),获得的值要Set&lt;对应的泛型&gt;来接收</text:span></text:p>
      <text:p text:style-name="P4"><text:tab/><text:tab/><text:span text:style-name="T5">Set&lt;String&gt; f=m.keySet();</text:span></text:p>
      <text:p text:style-name="P12"><text:tab/><text:tab/>System.out.println(f);</text:p>
      <text:p text:style-name="P14">用增强for根据key的集合来获得每个key对应的值</text:p>
      <text:p text:style-name="P4"><text:tab/><text:tab/><text:span text:style-name="T5">for(String key:f){</text:span></text:p>
      <text:p text:style-name="P12"><text:tab/><text:tab/><text:tab/>//根据当前的key获得对应的值</text:p>
      <text:p text:style-name="P12"><text:tab/><text:tab/><text:tab/>String x=m.get(key);</text:p>
      <text:p text:style-name="P12"><text:tab/><text:tab/><text:tab/>System.out.println(x);</text:p>
      <text:p text:style-name="P12"><text:tab/><text:tab/>}</text:p>
      <text:p text:style-name="P7">//创建一个以字符串作为key（键），具体对象作为值的集合</text:p>
      <text:p text:style-name="P7"><text:tab/><text:tab/>Map&lt;String,Person&gt; m=new HashMap&lt;String,Person&gt;();</text:p>
      <text:p text:style-name="P13"><text:tab/><text:tab/>m.put("1",new Person(1,"张三",23));</text:p>
      <text:p text:style-name="P13"><text:tab/><text:tab/>m.put("2", new Person(2,"李四",24));</text:p>
      <text:p text:style-name="P13"><text:tab/><text:tab/>System.out.println(m);</text:p>
      <text:p text:style-name="P8">Mep的常用功能</text:p>
      <text:p text:style-name="P9"><text:span text:style-name="T6">containsKey</text:span>判断是否包含指定的key</text:p>
      <text:p text:style-name="P9"><text:tab/><text:tab/>boolean <text:s/>pan=m.containsKey("1");</text:p>
      <text:p text:style-name="P9"><text:tab/><text:tab/>System.out.println(pan);</text:p>
      <text:p text:style-name="P10"><text:span text:style-name="T6">contains</text:span><text:span text:style-name="T8">Value</text:span>判断是否包含某个值</text:p>
      <text:p text:style-name="P9"><text:tab/><text:tab/>boolean <text:s/>pan1=m.containsKey(p);</text:p>
      <text:p text:style-name="P9"><text:tab/><text:tab/>System.out.println(pan);</text:p>
      <text:p text:style-name="P9"><text:span text:style-name="T6">isEmpty</text:span>判断Mep集合是否为空</text:p>
      <text:p text:style-name="P9"><text:tab/><text:tab/>boolean is=m.isEmpty();</text:p>
      <text:p text:style-name="P9"><text:tab/><text:tab/>System.out.println(is);</text:p>
      <text:p text:style-name="P16">entrySet()<text:span text:style-name="T9">也可以遍历</text:span></text:p>
      <text:p text:style-name="P15">Mep的遍历,获得Set</text:p>
      <text:p text:style-name="P15"><text:tab/><text:tab/>Set&lt;Entry&lt;String, Person&gt;&gt;ent=m.entrySet();</text:p>
      <text:p text:style-name="P9"><text:tab/><text:tab/>for(Entry&lt;String, Person&gt; sp:ent){</text:p>
      <text:p text:style-name="P9"><text:tab/><text:tab/><text:tab/>//获得每一项中的key的值</text:p>
      <text:p text:style-name="P9"><text:tab/><text:tab/><text:tab/>String key=sp.getKey();</text:p>
      <text:p text:style-name="P9"><text:tab/><text:tab/><text:tab/>Person zhi=sp.getValue();</text:p>
      <text:p text:style-name="P9"><text:tab/><text:tab/><text:tab/>System.out.println("键:"+key+"值:"+zhi);</text:p>
      <text:p text:style-name="P9"><text:soft-page-break/><text:tab/><text:tab/>}</text:p>
      <text:p text:style-name="P11">//用增强的for循环遍历</text:p>
      <text:p text:style-name="P11"><text:tab/><text:tab/>Set&lt;String&gt; ke=m.keySet();</text:p>
      <text:p text:style-name="P11"><text:tab/><text:tab/>for(String a:ke){</text:p>
      <text:p text:style-name="P11"><text:tab/><text:tab/><text:tab/>Person x=m.get(a);</text:p>
      <text:p text:style-name="P11"><text:tab/><text:tab/><text:tab/>System.out.println(x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8M21S</meta:editing-duration>
    <meta:editing-cycles>9</meta:editing-cycles>
    <meta:generator>LibreOffice/5.3.0.3$Windows_X86_64 LibreOffice_project/7074905676c47b82bbcfbea1aeefc84afe1c50e1</meta:generator>
    <dc:date>2018-07-16T12:26:24.234000000</dc:date>
    <meta:document-statistic meta:table-count="0" meta:image-count="0" meta:object-count="0" meta:page-count="3" meta:paragraph-count="86" meta:word-count="671" meta:character-count="1980" meta:non-whitespace-character-count="1808"/>
    <meta:user-defined meta:name="Info 1"/>
    <meta:user-defined meta:name="Info 2"/>
    <meta:user-defined meta:name="Info 3"/>
    <meta:user-defined meta:name="Info 4"/>
  </office:meta>
</office:document-meta>
</file>